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1000003EF9CE79A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Light" svg:font-family="'Aptos Light'" style:font-family-generic="swiss" style:font-pitch="variable"/>
    <style:font-face style:name="Arial" svg:font-family="Arial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o" svg:font-family="Menlo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60pt"/>
    </style:style>
    <style:style style:name="P2" style:family="paragraph">
      <style:text-properties fo:font-size="26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left="0cm" fo:margin-right="0cm" fo:margin-top="0.5cm" fo:margin-bottom="0cm" fo:text-indent="0cm" style:writing-mode="lr-tb"/>
    </style:style>
    <style:style style:name="T1" style:family="text">
      <style:text-properties fo:font-size="60pt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noit.baudry@umontreal.ca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5.628cm" presentation:class="title" presentation:user-transformed="true">
          <draw:text-box>
            <text:p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/text:p>
          </draw:text-box>
        </draw:frame>
        <draw:frame presentation:style-name="pr1" draw:text-style-name="P2" draw:layer="layout" svg:width="25.199cm" svg:height="2.629cm" svg:x="1.601cm" svg:y="11.408cm" presentation:class="title" presentation:user-transformed="true">
          <draw:text-box>
            <text:p><text:span text:style-name="T2">ben</text:span><text:span text:style-name="T2">oit </text:span><text:span text:style-name="T2">bau</text:span><text:span text:style-name="T2">dry</text:span><text:span text:style-name="T2"><text:line-break/></text:span><text:span text:style-name="T2">uni</text:span><text:span text:style-name="T2">ver</text:span><text:span text:style-name="T2">sit</text:span><text:span text:style-name="T2">é </text:span><text:span text:style-name="T2">de </text:span><text:span text:style-name="T2">mon</text:span><text:span text:style-name="T2">tré</text:span><text:span text:style-name="T2">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software monoculuture</text:p>
          </draw:text-box>
        </draw:frame>
        <draw:frame presentation:style-name="pr4" draw:layer="layout" svg:width="25.199cm" svg:height="9.134cm" svg:x="1.4cm" svg:y="3.985cm" presentation:class="outline">
          <draw:text-box>
            <text:list text:style-name="L2">
              <text:list-header>
                <text:p/>
              </text:list-header>
              <text:list-item>
                <text:p>software monopolies</text:p>
              </text:list-item>
              <text:list-item>
                <text:p>single point of failure</text:p>
              </text:list-item>
              <text:list-item>
                <text:p>low entropy / randomn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software monoculuture risks</text:p>
          </draw:text-box>
        </draw:frame>
        <draw:frame presentation:style-name="pr4" draw:layer="layout" svg:width="25.199cm" svg:height="9.134cm" svg:x="1.4cm" svg:y="3.985cm" presentation:class="outline">
          <draw:text-box>
            <text:list text:style-name="L2">
              <text:list-header>
                <text:p/>
              </text:list-header>
              <text:list-item>
                <text:p>reliability</text:p>
              </text:list-item>
              <text:list-item>
                <text:p>security</text:p>
              </text:list-item>
              <text:list-item>
                <text:p>performance</text:p>
              </text:list-item>
              <text:list-item>
                <text:p text:style-name="P5">economy</text:p>
              </text:list-item>
              <text:list-item>
                <text:p>creativit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software diversity</text:p>
          </draw:text-box>
        </draw:frame>
        <draw:frame presentation:style-name="pr4" draw:layer="layout" svg:width="25.199cm" svg:height="9.134cm" svg:x="1.4cm" svg:y="3.985cm" presentation:class="outline">
          <draw:text-box>
            <text:list text:style-name="L2">
              <text:list-header>
                <text:p/>
              </text:list-header>
              <text:list-item>
                <text:p>randomization</text:p>
              </text:list-item>
              <text:list-item>
                <text:p>transformation</text:p>
              </text:list-item>
              <text:list-item>
                <text:p>evolution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software divers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a xlink:href="https://dl.acm.org/doi/pdf/10.1145/390016.808468" xlink:type="simple">Design of self-checking software</text:a><text:s/>(1975)</text:p>
              </text:list-item>
              <text:list-item>
                <text:p text:style-name="P4"><text:a xlink:href="https://www.inf.pucrs.br/zorzo/cs/n-versionprogramming.pdf" xlink:type="simple">N-version programming</text:a><text:s/>(1978)</text:p>
              </text:list-item>
              <text:list-item>
                <text:p text:style-name="P4"><text:a xlink:href="https://citeseerx.ist.psu.edu/document?repid=rep1&amp;type=pdf&amp;doi=2f53c44ba52ebd8c3083a485a48b72c8fdc8e79d" xlink:type="simple">Building Diverse Computer Systems</text:a><text:s/>(1997)</text:p>
              </text:list-item>
              <text:list-item>
                <text:p text:style-name="P4">ASLR (add link and date)</text:p>
              </text:list-item>
              <text:list-item>
                <text:p text:style-name="P6"><text:span text:style-name="T3">Ethereum</text:span> (add link and dat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software diversity and ar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Diverse langages and libraries</text:p>
              </text:list-item>
              <text:list-item>
                <text:p text:style-name="P4">Diverse programs for diverse works</text:p>
              </text:list-item>
              <text:list-item>
                <text:p text:style-name="P4">Transformation for preservation</text:p>
              </text:list-item>
              <text:list-item>
                <text:p text:style-name="P4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985cm" presentation:class="outline">
          <draw:text-box>
            <text:list text:style-name="L2">
              <text:list-item>
                <text:p>Software diversity</text:p>
                <text:list>
                  <text:list-item>
                    <text:p>Synthetic </text:p>
                  </text:list-item>
                  <text:list-item>
                    <text:p>Natural</text:p>
                  </text:list-item>
                </text:list>
              </text:list-item>
              <text:list-item>
                <text:p>Harnessed for reliability and secu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Light" svg:font-family="'Aptos Light'" style:font-family-generic="swiss" style:font-pitch="variable"/>
    <style:font-face style:name="Arial" svg:font-family="Arial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o" svg:font-family="Menlo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32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32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32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32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32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32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3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false" style:shrink-to-fit="true" style:writing-mode="lr-tb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2" style:display-name="Rubrik och innehåll-outline2" style:family="presentation" style:parent-style-name="Rubrik_20_och_20_innehåll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ubrik_20_och_20_innehåll-outline3" style:display-name="Rubrik och innehåll-outline3" style:family="presentation" style:parent-style-name="Rubrik_20_och_20_innehåll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ubrik_20_och_20_innehåll-outline4" style:display-name="Rubrik och innehåll-outline4" style:family="presentation" style:parent-style-name="Rubrik_20_och_20_innehåll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Rubrik_20_och_20_innehåll-outline5" style:display-name="Rubrik och innehåll-outline5" style:family="presentation" style:parent-style-name="Rubrik_20_och_20_innehål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 style:writing-mode="lr-tb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21cm" fo:min-width="1.695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7cm" fo:min-width="5.718cm" loext:decorative="false"/>
      <style:paragraph-properties style:writing-mode="lr-tb"/>
    </style:style>
    <style:style style:name="Mgr5" style:family="graphic">
      <style:graphic-properties style:writing-mode="lr-tb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024cm" fo:min-width="0cm" fo:padding-top="0.116cm" fo:padding-bottom="0.116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023cm" fo:min-width="0cm" fo:padding-top="0.116cm" fo:padding-bottom="0.116cm" fo:padding-left="0.254cm" fo:padding-right="0.254cm" fo:wrap-option="wrap" loext:decorative="false"/>
    </style:style>
    <style:style style:name="Mgr9" style:family="graphic" style:parent-style-name="standard">
      <style:graphic-properties draw:stroke="solid" svg:stroke-width="0.159cm" svg:stroke-color="#1954a6" draw:stroke-linejoin="round" svg:stroke-linecap="butt" draw:fill="none" draw:textarea-vertical-align="top" draw:auto-grow-height="false" fo:min-height="0cm" fo:min-width="120.692cm" fo:padding-top="0.125cm" fo:padding-bottom="0.125cm" fo:padding-left="0.25cm" fo:padding-right="0.25cm" fo:wrap-option="wrap" loext:decorative="false"/>
    </style:style>
    <style:style style:name="Mgr10" style:family="graphic" style:parent-style-name="standard">
      <style:graphic-properties draw:stroke="solid" svg:stroke-width="0.035cm" svg:stroke-color="#1954a6" draw:stroke-linejoin="round" svg:stroke-linecap="butt" draw:fill="none" draw:textarea-vertical-align="top" draw:auto-grow-height="false" fo:min-height="0cm" fo:min-width="25.972cm" fo:padding-top="0.125cm" fo:padding-bottom="0.125cm" fo:padding-left="0.25cm" fo:padding-right="0.25cm" fo:wrap-option="wrap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Rubrik_20_och_20_innehål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Mono" fo:font-size="10pt"/>
    </style:style>
    <style:style style:name="MP8" style:family="paragraph">
      <loext:graphic-properties draw:fill="none" draw:fill-color="#ffffff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1" style:family="paragraph">
      <style:paragraph-properties fo:text-align="start"/>
      <style:text-properties fo:font-size="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Mono" fo:font-size="10pt"/>
    </style:style>
    <style:style style:name="MT3" style:family="text">
      <style:text-properties style:font-name="Liberation Mono" fo:font-size="10pt" style:font-size-asian="24pt" style:font-size-complex="24pt"/>
    </style:style>
    <style:style style:name="MT4" style:family="text">
      <style:text-properties fo:font-size="18pt"/>
    </style:style>
    <style:style style:name="MT5" style:family="text">
      <style:text-properties fo:font-variant="normal" fo:text-transform="none" fo:color="#848489" loext:opacity="100%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9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5.1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95cm" svg:height="0.771cm" svg:x="24.444cm" svg:y="15.164cm">
        <draw:text-box>
          <text:p><text:span text:style-name="MT2"><text:page-number>&lt;number&gt;</text:page-number></text:span></text:p>
        </draw:text-box>
      </draw:frame>
      <draw:frame draw:style-name="Mgr4" draw:text-style-name="MP8" draw:layer="backgroundobjects" svg:width="6.218cm" svg:height="1.187cm" svg:x="11.037cm" svg:y="14.846cm">
        <draw:text-box>
          <text:p><text:span text:style-name="MT3">benoit.baudry@u</text:span><text:span text:style-name="MT3">montreal.ca</text:span><text:span text:style-name="MT4"><text:author-name text:fixed="false"> </text:author-name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ubrik_20_och_20_innehåll" style:display-name="Rubrik och innehål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10;p1" draw:style-name="Mgr5">
        <draw:frame draw:name="Google Shape;11;p1" draw:style-name="Mgr6" draw:text-style-name="MP9" draw:layer="backgroundobjects" svg:width="2.058cm" svg:height="2.085cm" svg:x="0.766cm" svg:y="0.764cm">
          <draw:image xlink:href="Pictures/10000001000003E1000003EF9CE79AB8.png" xlink:type="simple" xlink:show="embed" xlink:actuate="onLoad" draw:mime-type="image/png">
            <text:p/>
          </draw:image>
        </draw:frame>
        <draw:g draw:name="Google Shape;12;p1" draw:style-name="Mgr5">
          <draw:custom-shape draw:name="Google Shape;13;p1" draw:style-name="Mgr7" draw:text-style-name="MP10" draw:layer="backgroundobjects" svg:width="0.255cm" svg:height="0.255cm" svg:x="1.412cm" svg:y="0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;p1" draw:style-name="Mgr8" draw:text-style-name="MP10" draw:layer="backgroundobjects" svg:width="0.255cm" svg:height="0.254cm" svg:x="1.412cm" svg:y="0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;p1" draw:style-name="Mgr7" draw:text-style-name="MP10" draw:layer="backgroundobjects" svg:width="0.255cm" svg:height="0.255cm" svg:x="1.412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;p1" draw:style-name="Mgr7" draw:text-style-name="MP10" draw:layer="backgroundobjects" svg:width="0.255cm" svg:height="0.255cm" svg:x="1.66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;p1" draw:style-name="Mgr7" draw:text-style-name="MP10" draw:layer="backgroundobjects" svg:width="0.254cm" svg:height="0.255cm" svg:x="1.924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;p1" draw:style-name="Mgr7" draw:text-style-name="MP10" draw:layer="backgroundobjects" svg:width="0.255cm" svg:height="0.255cm" svg:x="1.668cm" svg:y="0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9;p1" draw:style-name="Mgr7" draw:text-style-name="MP10" draw:layer="backgroundobjects" svg:width="0.254cm" svg:height="0.255cm" svg:x="1.924cm" svg:y="0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;p1" draw:style-name="Mgr8" draw:text-style-name="MP10" draw:layer="backgroundobjects" svg:width="0.254cm" svg:height="0.254cm" svg:x="1.924cm" svg:y="0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;p1" draw:style-name="Mgr8" draw:text-style-name="MP10" draw:layer="backgroundobjects" svg:width="0.255cm" svg:height="0.254cm" svg:x="1.668cm" svg:y="0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;p1" draw:style-name="Mgr5">
          <draw:custom-shape draw:name="Google Shape;23;p1" draw:style-name="Mgr7" draw:text-style-name="MP10" draw:layer="backgroundobjects" svg:width="0.255cm" svg:height="0.255cm" svg:x="1.412cm" svg:y="3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;p1" draw:style-name="Mgr7" draw:text-style-name="MP10" draw:layer="backgroundobjects" svg:width="0.255cm" svg:height="0.255cm" svg:x="1.412cm" svg:y="3.1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;p1" draw:style-name="Mgr8" draw:text-style-name="MP10" draw:layer="backgroundobjects" svg:width="0.255cm" svg:height="0.254cm" svg:x="1.412cm" svg:y="2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;p1" draw:style-name="Mgr8" draw:text-style-name="MP10" draw:layer="backgroundobjects" svg:width="0.255cm" svg:height="0.254cm" svg:x="1.668cm" svg:y="2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;p1" draw:style-name="Mgr8" draw:text-style-name="MP10" draw:layer="backgroundobjects" svg:width="0.254cm" svg:height="0.254cm" svg:x="1.924cm" svg:y="2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;p1" draw:style-name="Mgr7" draw:text-style-name="MP10" draw:layer="backgroundobjects" svg:width="0.255cm" svg:height="0.255cm" svg:x="1.668cm" svg:y="3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;p1" draw:style-name="Mgr7" draw:text-style-name="MP10" draw:layer="backgroundobjects" svg:width="0.254cm" svg:height="0.255cm" svg:x="1.924cm" svg:y="3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;p1" draw:style-name="Mgr7" draw:text-style-name="MP10" draw:layer="backgroundobjects" svg:width="0.254cm" svg:height="0.255cm" svg:x="1.924cm" svg:y="3.1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;p1" draw:style-name="Mgr7" draw:text-style-name="MP10" draw:layer="backgroundobjects" svg:width="0.255cm" svg:height="0.255cm" svg:x="1.668cm" svg:y="3.1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;p1" draw:style-name="Mgr5">
          <draw:custom-shape draw:name="Google Shape;33;p1" draw:style-name="Mgr8" draw:text-style-name="MP10" draw:layer="backgroundobjects" svg:width="0.255cm" svg:height="0.254cm" svg:x="0cm" svg:y="1.9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;p1" draw:style-name="Mgr7" draw:text-style-name="MP10" draw:layer="backgroundobjects" svg:width="0.255cm" svg:height="0.255cm" svg:x="0cm" svg:y="1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;p1" draw:style-name="Mgr7" draw:text-style-name="MP10" draw:layer="backgroundobjects" svg:width="0.255cm" svg:height="0.255cm" svg:x="0cm" svg:y="1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;p1" draw:style-name="Mgr7" draw:text-style-name="MP10" draw:layer="backgroundobjects" svg:width="0.254cm" svg:height="0.255cm" svg:x="0.256cm" svg:y="1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;p1" draw:style-name="Mgr7" draw:text-style-name="MP10" draw:layer="backgroundobjects" svg:width="0.255cm" svg:height="0.255cm" svg:x="0.51cm" svg:y="1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;p1" draw:style-name="Mgr8" draw:text-style-name="MP10" draw:layer="backgroundobjects" svg:width="0.254cm" svg:height="0.254cm" svg:x="0.256cm" svg:y="1.9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;p1" draw:style-name="Mgr8" draw:text-style-name="MP10" draw:layer="backgroundobjects" svg:width="0.255cm" svg:height="0.254cm" svg:x="0.51cm" svg:y="1.9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;p1" draw:style-name="Mgr7" draw:text-style-name="MP10" draw:layer="backgroundobjects" svg:width="0.255cm" svg:height="0.255cm" svg:x="0.51cm" svg:y="1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;p1" draw:style-name="Mgr7" draw:text-style-name="MP10" draw:layer="backgroundobjects" svg:width="0.254cm" svg:height="0.255cm" svg:x="0.256cm" svg:y="1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;p1" draw:style-name="Mgr5">
          <draw:custom-shape draw:name="Google Shape;43;p1" draw:style-name="Mgr8" draw:text-style-name="MP10" draw:layer="backgroundobjects" svg:width="0.255cm" svg:height="0.254cm" svg:x="2.825cm" svg:y="1.9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;p1" draw:style-name="Mgr7" draw:text-style-name="MP10" draw:layer="backgroundobjects" svg:width="0.255cm" svg:height="0.255cm" svg:x="2.825cm" svg:y="1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;p1" draw:style-name="Mgr7" draw:text-style-name="MP10" draw:layer="backgroundobjects" svg:width="0.255cm" svg:height="0.255cm" svg:x="2.825cm" svg:y="1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6;p1" draw:style-name="Mgr7" draw:text-style-name="MP10" draw:layer="backgroundobjects" svg:width="0.255cm" svg:height="0.255cm" svg:x="3.08cm" svg:y="1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;p1" draw:style-name="Mgr7" draw:text-style-name="MP10" draw:layer="backgroundobjects" svg:width="0.254cm" svg:height="0.255cm" svg:x="3.336cm" svg:y="1.4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;p1" draw:style-name="Mgr8" draw:text-style-name="MP10" draw:layer="backgroundobjects" svg:width="0.255cm" svg:height="0.254cm" svg:x="3.08cm" svg:y="1.9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;p1" draw:style-name="Mgr8" draw:text-style-name="MP10" draw:layer="backgroundobjects" svg:width="0.254cm" svg:height="0.254cm" svg:x="3.336cm" svg:y="1.9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;p1" draw:style-name="Mgr7" draw:text-style-name="MP10" draw:layer="backgroundobjects" svg:width="0.254cm" svg:height="0.255cm" svg:x="3.336cm" svg:y="1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;p1" draw:style-name="Mgr7" draw:text-style-name="MP10" draw:layer="backgroundobjects" svg:width="0.255cm" svg:height="0.255cm" svg:x="3.08cm" svg:y="1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Google Shape;52;p1" draw:style-name="Mgr9" draw:text-style-name="MP9" draw:layer="backgroundobjects" svg:width="121.192cm" svg:height="0.001cm" svg:x="4.978cm" svg:y="83.45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3;p1" draw:style-name="Mgr10" draw:text-style-name="MP9" draw:layer="backgroundobjects" svg:width="26.472cm" svg:height="0.001cm" svg:x="0.758cm" svg:y="14.97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56;p4" presentation:style-name="Rubrik_20_och_20_innehåll-title" draw:layer="backgroundobjects" svg:width="23.126cm" svg:height="2.062cm" svg:x="3.247cm" svg:y="0.77cm" presentation:class="title" presentation:placeholder="true" presentation:user-transformed="true">
        <draw:text-box/>
      </draw:frame>
      <draw:frame draw:name="Google Shape;157;p4" presentation:style-name="Mpr4" draw:text-style-name="MP12" draw:layer="backgroundobjects" svg:width="6.299cm" svg:height="0.359cm" svg:x="0.768cm" svg:y="15.155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draw:name="Google Shape;158;p4" presentation:style-name="Mpr4" draw:text-style-name="MP12" draw:layer="backgroundobjects" svg:width="6.299cm" svg:height="0.359cm" svg:x="20.931cm" svg:y="15.155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draw:name="Google Shape;159;p4" presentation:style-name="Rubrik_20_och_20_innehåll-outline1" draw:layer="backgroundobjects" svg:width="23.147cm" svg:height="11.059cm" svg:x="3.251cm" svg:y="3.406cm" presentation:class="outline" presentation:placeholder="true" presentation:user-transformed="true">
        <draw:text-box/>
      </draw:frame>
      <presentation:notes style:page-layout-name="PM0">
        <draw:page-thumbnail presentation:style-name="Rubrik_20_och_20_innehåll-title" draw:layer="backgroundobjects" svg:width="18.664cm" svg:height="11.136cm" svg:x="1.167cm" svg:y="2.256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43:25.470548606</meta:creation-date>
    <dc:date>2025-06-21T19:42:14.884560392</dc:date>
    <meta:editing-duration>P1DT7H2M43S</meta:editing-duration>
    <meta:editing-cycles>16</meta:editing-cycles>
    <meta:generator>LibreOffice/24.2.7.2$Linux_X86_64 LibreOffice_project/420$Build-2</meta:generator>
    <meta:document-statistic meta:object-count="105"/>
  </office:meta>
</office:document-meta>
</file>